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zit</text:p>
      <text:p text:style-name="P2"/>
      <text:p text:style-name="P2">Abschließend kommen wir nun zum Fazit des Projekts.</text:p>
      <text:p text:style-name="P2">Zu Beginn sollte gesagt werden das wir uns eindeutig mit dem ursprünglich geplanten Umfang das Projekts übernomen haben, da wir die dafür nötige sowie die für die anderen Veranstaltungen während des Semester nötige Zeit unterschätzt haben. Dazu kamm noch das das Projekt für 4 Leuten augelegt war wir allerdings nur 3 Leute zur Verfügung hatten durch das Ausscheiden eines Mitgliedes.</text:p>
      <text:p text:style-name="P2">Zusätzlich kam es gelegntlich zu Missverständnissen zwischen den Mitgleidern im bezug auf das Prjekt, wass allerdings immer schnell und ohne große Problem geklärt werden konnte.</text:p>
      <text:p text:style-name="P2">Das Letzte Problem war wohl aufsetzen des Redmines zur Projektplanung, was sich immer weiter hinzog aufgrund diverser technischer Schwierigkeiten. Letzendlich gelang es allerdings ein Redmine aufzusetzen und die letzten Schritte des Projekts durchzuplanen, so das es rechtzeitig zur Abgabe mit dem zu diesem Zeitpunkt geplanten Umfang fertig gestellt werden konnte.</text:p>
      <text:p text:style-name="P2"/>
      <text:p text:style-name="P2">Zusammengefasst kann gesagt werden, dass die Kernelemente des Spiel erfolgreich implementiert werden konnten, obwohl das Spiel sich mit Fortschreiten des Projekts immer weiter von dem Ursprungskonzept entfernt hat.</text:p>
      <text:p text:style-name="P2">Trotzdem ist das Team mit dem enstanden Spiel zufrieden und wir hoffen das es auch anderen Leuten Spaß machen wird dieses zu Spie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3M29S</meta:editing-duration>
    <meta:editing-cycles>3</meta:editing-cycles>
    <meta:generator>OpenOffice/4.1.1$Win32 OpenOffice.org_project/411m6$Build-9775</meta:generator>
    <dc:date>2015-09-16T17:51:31.31</dc:date>
    <meta:document-statistic meta:table-count="0" meta:image-count="0" meta:object-count="0" meta:page-count="1" meta:paragraph-count="7" meta:word-count="195" meta:character-count="1329"/>
    <meta:user-defined meta:name="Info 1"/>
    <meta:user-defined meta:name="Info 2"/>
    <meta:user-defined meta:name="Info 3"/>
    <meta:user-defined meta:name="Info 4"/>
  </office:meta>
</office:document-meta>
</file>